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substitute( StringBuffer result , PatternMatcher matcher , Pattern pattern , Substitution sub , PatternMatcherInput input , int numSub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til.split( Collection results , PatternMatcher matcher , Pattern pattern , String input , int 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til.substitute( PatternMatcher matcher , Pattern pattern , Substitution sub , String input , int numSub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.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til.split( Collection results , PatternMatcher matcher , Pattern patter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til.split( PatternMatcher matcher , Pattern patter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substitute( StringBuffer result , PatternMatcher matcher , Pattern pattern , Substitution sub , String input , int numSu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.substitute( PatternMatcher matcher , Pattern pattern , Substitution sub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split( PatternMatcher matcher , Pattern pattern , String input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